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4D0000039BCA20143BC6A8FA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25cm, 0cm, 2.366cm, 0cm)" draw:image-opacity="100%" style:mirror="none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5.472cm" draw:placing="abov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2.95cm" fo:min-width="1.3cm" draw:shadow-opacity="100%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draw:transform="rotate (1.5707963267949) translate (18.05cm 27.55cm)">
          <draw:text-box>
            <text:p text:style-name="P1"><text:span text:style-name="T1">Massstab</text:span><text:span text:style-name="T1"><text:tab/></text:span><text:span text:style-name="T1">1:10</text:span></text:p>
            <text:p text:style-name="P1"><text:span text:style-name="T1">File</text:span><text:span text:style-name="T1"><text:tab/></text:span><text:span text:style-name="T1"><text:file-name text:display="name">20240207a_bochs_wand_entwur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0cm" svg:height="1.1cm" draw:transform="rotate (1.5707963267949) translate (18.35cm 12.35cm)">
          <draw:text-box>
            <text:p>Steuerung Wand Bochslenwis </text:p>
          </draw:text-box>
        </draw:frame>
        <draw:custom-shape draw:style-name="gr3" draw:text-style-name="P4" draw:layer="layout" svg:width="0.1cm" svg:height="0.001cm" svg:x="4cm" svg:y="1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9.831cm" svg:height="23.599cm" svg:x="5.669cm" svg:y="1cm">
          <draw:image xlink:href="Pictures/100000000000014D0000039BCA20143BC6A8FA91.png" xlink:type="simple" xlink:show="embed" xlink:actuate="onLoad" draw:mime-type="image/png">
            <text:p/>
          </draw:image>
        </draw:frame>
        <draw:custom-shape draw:style-name="gr3" draw:text-style-name="P4" draw:layer="layout" svg:width="0.1cm" svg:height="0.001cm" svg:x="6.071cm" svg:y="20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3.05cm" svg:height="7.65cm" svg:x="8.571cm" svg:y="8.05cm">
          <text:p text:style-name="P4">Hager</text:p>
          <text:p text:style-name="P4"/>
          <text:p text:style-name="P4">VA60CN</text:p>
          <text:p text:style-name="P4"/>
          <text:p text:style-name="P4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18cm" svg:height="1.8cm" svg:x="8.541cm" svg:y="6.2cm">
          <text:p text:style-name="P6"><text:span text:style-name="T3">Hager</text:span></text:p>
          <text:p text:style-name="P6"><text:span text:style-name="T3">GD110N</text:span></text:p>
          <text:p text:style-name="P6"><text:span text:style-name="T3">218x18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65cm" svg:height="1.5cm" svg:x="6.971cm" svg:y="15.798cm">
          <text:p/>
          <draw:enhanced-geometry svg:viewBox="0 0 21600 21600" draw:type="rectangle" draw:enhanced-path="M 0 0 L 21600 0 21600 21600 0 21600 0 0 Z N"/>
        </draw:custom-shape>
        <draw:measure draw:style-name="gr8" draw:text-style-name="P10" draw:layer="layout" svg:x1="9.022cm" svg:y1="28.252cm" svg:x2="9.021cm" svg:y2="15.552cm">
          <text:p text:style-name="P9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7" draw:text-style-name="P8" draw:layer="layout" svg:width="4.65cm" svg:height="1.5cm" svg:x="6.971cm" svg:y="15.798cm">
          <text:p text:style-name="P6">neu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cm" svg:height="13.15cm" svg:x="7cm" svg:y="4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7cm" svg:height="0.912cm" svg:x="9.25cm" svg:y="27.638cm">
          <draw:text-box>
            <text:p>Bod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0T19:18:09.300000000</dc:date>
    <meta:editing-duration>PT2H22M24S</meta:editing-duration>
    <meta:editing-cycles>15</meta:editing-cycles>
    <meta:generator>LibreOffice/7.5.9.2$Windows_X86_64 LibreOffice_project/cdeefe45c17511d326101eed8008ac4092f278a9</meta:generator>
    <meta:document-statistic meta:object-count="12"/>
  </office:meta>
</office:document-meta>
</file>